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a68d0" officeooo:paragraph-rsid="001a68d0" style:font-size-asian="13.1000003814697pt" style:font-size-complex="15pt"/>
    </style:style>
    <style:style style:name="P2" style:family="paragraph" style:parent-style-name="Standard">
      <style:text-properties fo:font-size="15pt" officeooo:rsid="001a68d0" officeooo:paragraph-rsid="001ae49d" style:font-size-asian="13.1000003814697pt" style:font-size-complex="15pt"/>
    </style:style>
    <style:style style:name="P3" style:family="paragraph" style:parent-style-name="Standard">
      <style:text-properties fo:font-size="15pt" officeooo:rsid="001ae49d" officeooo:paragraph-rsid="001ae49d" style:font-size-asian="13.1000003814697pt" style:font-size-complex="15pt"/>
    </style:style>
    <style:style style:name="P4" style:family="paragraph" style:parent-style-name="Standard">
      <style:text-properties fo:font-size="12pt" officeooo:rsid="001a68d0" officeooo:paragraph-rsid="001a68d0" style:font-size-asian="10.5pt" style:font-size-complex="12pt"/>
    </style:style>
    <style:style style:name="P5" style:family="paragraph" style:parent-style-name="Standard">
      <style:text-properties fo:font-size="24pt" officeooo:rsid="001ae49d" officeooo:paragraph-rsid="001ae49d" style:font-size-asian="24pt" style:font-size-complex="24pt"/>
    </style:style>
    <style:style style:name="P6" style:family="paragraph" style:parent-style-name="Standard">
      <style:text-properties fo:font-size="28pt" officeooo:rsid="001ae49d" officeooo:paragraph-rsid="001ae49d" style:font-size-asian="28pt" style:font-size-complex="28pt"/>
    </style:style>
    <style:style style:name="T1" style:family="text">
      <style:text-properties officeooo:rsid="001ae4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laeuterung zum Layout</text:p>
      <text:p text:style-name="P1"/>
      <text:p text:style-name="P1">Navigationsstruktur:</text:p>
      <text:p text:style-name="P1"/>
      <text:p text:style-name="P1">Die Navbar besteht aus 3 Elementen, welche Untermenues aufklappen, wenn man ueber diese hovert.</text:p>
      <text:p text:style-name="P1">Es gibt zusaetzlich einen Footer.</text:p>
      <text:p text:style-name="P1">Im Hauptordner ist die Startseite sowie alle unterordner zu finden, ebenfalls der Css Ordner. Im Css Ordner sind ebenfalls alle Bilder gespeichert.</text:p>
      <text:p text:style-name="P1"/>
      <text:p text:style-name="P1">Layout:</text:p>
      <text:p text:style-name="P1"/>
      <text:p text:style-name="P1">Es gibt 11 Hauptunterseiten, in den Bildern sind diese wie folgt gekennzeichnet:</text:p>
      <text:p text:style-name="P1">(Bilder wurden “Layoutskizzen” benannt. ) Links ist das Layout fuer PCs dargestellt, rechts das mobile Layout. </text:p>
      <text:p text:style-name="P1"/>
      <text:p text:style-name="P1">1. <text:s/>Hauptlayout der Navbar, in folgenden Bildern wird diese nicht dargestellt</text:p>
      <text:p text:style-name="P1">2.Startseite</text:p>
      <text:p text:style-name="P1">3.Anfahrt</text:p>
      <text:p text:style-name="P1">4.Kaufseite, mit zusaetzlichem Layout fuer kleinere Bildschirme</text:p>
      <text:p text:style-name="P1">5.<text:span text:style-name="T1">Ueber uns</text:span></text:p>
      <text:p text:style-name="P1">6.<text:span text:style-name="T1">Top 10 Hauptseite</text:span></text:p>
      <text:p text:style-name="P1">7.<text:span text:style-name="T1">Hintergrund/Informationen</text:span></text:p>
      <text:p text:style-name="P1">8.<text:span text:style-name="T1">Schottland</text:span></text:p>
      <text:p text:style-name="P1">9.<text:span text:style-name="T1">Buecher</text:span></text:p>
      <text:p text:style-name="P1">10.<text:span text:style-name="T1">Tipps</text:span></text:p>
      <text:p text:style-name="P1">11.<text:span text:style-name="T1">Top 10 Seite</text:span></text:p>
      <text:p text:style-name="P1">12.<text:span text:style-name="T1">Top 9 Seite</text:span></text:p>
      <text:p text:style-name="P1"/>
      <text:p text:style-name="P1"/>
      <text:p text:style-name="P6">Beispiel HTML und Css-Ausschnitte:</text:p>
      <text:p text:style-name="P3"/>
      <text:p text:style-name="P5">HTML Startseite:</text:p>
      <text:p text:style-name="P2"/>
      <text:p text:style-name="P1">&lt;!doctype html&gt;</text:p>
      <text:p text:style-name="P1">&lt;html lang="de"&gt;</text:p>
      <text:p text:style-name="P1"/>
      <text:p text:style-name="P1">&lt;head&gt;</text:p>
      <text:p text:style-name="P1"><text:s text:c="2"/>&lt;title&gt;Startseite&lt;/title&gt;</text:p>
      <text:p text:style-name="P1"><text:s text:c="2"/>&lt;meta charset="utf-8"&gt;</text:p>
      <text:p text:style-name="P1"><text:soft-page-break/><text:s text:c="2"/>&lt;link rel="stylesheet" href="./Css/Css.css"&gt;</text:p>
      <text:p text:style-name="P1">&lt;/head&gt;</text:p>
      <text:p text:style-name="P1">&lt;header&gt;</text:p>
      <text:p text:style-name="P1"><text:s text:c="2"/>&lt;h1 class="topic"&gt;Dinge, welche man in Schottland dabei haben sollte&lt;/h1&gt;</text:p>
      <text:p text:style-name="P1"><text:s text:c="2"/>&lt;nav&gt;</text:p>
      <text:p text:style-name="P1"><text:s text:c="4"/>&lt;ul class="navmain notAList"&gt;</text:p>
      <text:p text:style-name="P1"><text:s text:c="6"/>&lt;li class="mainMenu current"&gt;</text:p>
      <text:p text:style-name="P1"><text:s text:c="8"/>&lt;a href="HomePage.html" <text:s/>style="text-decoration: none; color: white;"&gt;Startseite&lt;/a&gt;</text:p>
      <text:p text:style-name="P1"><text:s text:c="6"/>&lt;/li&gt;</text:p>
      <text:p text:style-name="P1"><text:s text:c="6"/>&lt;li class="mainMenu"&gt;</text:p>
      <text:p text:style-name="P1"><text:s text:c="8"/>&lt;a href="./Background/BackgroundMain.html" <text:s/>style="text-decoration: none; color: white;"&gt;Hintergrund&lt;/a&gt;</text:p>
      <text:p text:style-name="P1"><text:s text:c="8"/>&lt;ul class="notAList generalNav"&gt;</text:p>
      <text:p text:style-name="P1"><text:s text:c="10"/>&lt;li&gt;</text:p>
      <text:p text:style-name="P1"><text:s text:c="12"/>&lt;a href="./Background/Buecher.html" <text:s/>style="text-decoration: none; color: white;"&gt;Bücher&lt;/a&gt;</text:p>
      <text:p text:style-name="P1"><text:s text:c="10"/>&lt;/li&gt;</text:p>
      <text:p text:style-name="P1"><text:s text:c="10"/>&lt;li&gt;</text:p>
      <text:p text:style-name="P1"><text:s text:c="12"/>&lt;a href="./Background/Schottland.html" <text:s/>style="text-decoration: none; color: white;"&gt;Schottland&lt;/a&gt;</text:p>
      <text:p text:style-name="P1"><text:s text:c="10"/>&lt;/li&gt;</text:p>
      <text:p text:style-name="P1"><text:s text:c="10"/>&lt;li&gt;</text:p>
      <text:p text:style-name="P1"><text:s text:c="12"/>&lt;a href="./Background/WeitereTipps" <text:s/>style="text-decoration: none; color: white;"&gt;Weitere Tipps&lt;/a&gt;</text:p>
      <text:p text:style-name="P1"><text:s text:c="10"/>&lt;/li&gt;</text:p>
      <text:p text:style-name="P1"><text:s text:c="8"/>&lt;/ul&gt;</text:p>
      <text:p text:style-name="P1"><text:s text:c="6"/>&lt;/li&gt;</text:p>
      <text:p text:style-name="P1"/>
      <text:p text:style-name="P1"><text:s text:c="6"/>&lt;li class="mainMenu"&gt;</text:p>
      <text:p text:style-name="P1"><text:s text:c="8"/>&lt;a href="./TopList/TopMain.html" <text:s/>style="text-decoration: none; color: white;"&gt;Top 10 Liste&lt;/a&gt;</text:p>
      <text:p text:style-name="P1"><text:s text:c="8"/>&lt;ul class="notAList generalNav"&gt;</text:p>
      <text:p text:style-name="P1"><text:s text:c="10"/>&lt;li&gt;</text:p>
      <text:p text:style-name="P1"><text:s text:c="12"/>&lt;a href="./TopList/Top/Top10.html" <text:s/>style="text-decoration: none; color: white;"&gt;Platz 10&lt;/a&gt;</text:p>
      <text:p text:style-name="P1"><text:s text:c="10"/>&lt;/li&gt;</text:p>
      <text:p text:style-name="P1"><text:s text:c="10"/>&lt;li&gt;</text:p>
      <text:p text:style-name="P1"><text:s text:c="12"/>&lt;a href="./TopList/Top/Top9.html" <text:s/>style="text-decoration: none; color: white;"&gt;Platz 9&lt;/a&gt;</text:p>
      <text:p text:style-name="P1"><text:s text:c="10"/>&lt;/li&gt;</text:p>
      <text:p text:style-name="P1"><text:s text:c="10"/>&lt;li&gt;</text:p>
      <text:p text:style-name="P1"><text:soft-page-break/><text:s text:c="12"/>&lt;a href="./TopList/Top/Top8.html" <text:s/>style="text-decoration: none; color: white;"&gt;Platz 8&lt;/a&gt;</text:p>
      <text:p text:style-name="P1"><text:s text:c="10"/>&lt;/li&gt;</text:p>
      <text:p text:style-name="P1"><text:s text:c="10"/>&lt;li&gt;</text:p>
      <text:p text:style-name="P1"><text:s text:c="12"/>&lt;a href="./TopList/Top/Top7.html" <text:s/>style="text-decoration: none; color: white;"&gt;Platz 7&lt;/a&gt;</text:p>
      <text:p text:style-name="P1"><text:s text:c="10"/>&lt;/li&gt;</text:p>
      <text:p text:style-name="P1"><text:s text:c="10"/>&lt;li&gt;</text:p>
      <text:p text:style-name="P1"><text:s text:c="12"/>&lt;a href="./TopList/Top/Top6.html" <text:s/>style="text-decoration: none; color: white;"&gt;Platz 6&lt;/a&gt;</text:p>
      <text:p text:style-name="P1"><text:s text:c="10"/>&lt;/li&gt;</text:p>
      <text:p text:style-name="P1"><text:s text:c="10"/>&lt;li&gt;</text:p>
      <text:p text:style-name="P1"><text:s text:c="12"/>&lt;a href="./TopList/Top/Top5.html" <text:s/>style="text-decoration: none; color: white;"&gt;Platz 5&lt;/a&gt;</text:p>
      <text:p text:style-name="P1"><text:s text:c="10"/>&lt;/li&gt;</text:p>
      <text:p text:style-name="P1"><text:s text:c="10"/>&lt;li&gt;</text:p>
      <text:p text:style-name="P1"><text:s text:c="12"/>&lt;a href="./TopList/Top/Top4.html" <text:s/>style="text-decoration: none; color: white;"&gt;Platz 4&lt;/a&gt;</text:p>
      <text:p text:style-name="P1"><text:s text:c="10"/>&lt;/li&gt;</text:p>
      <text:p text:style-name="P1"><text:s text:c="10"/>&lt;li&gt;</text:p>
      <text:p text:style-name="P1"><text:s text:c="12"/>&lt;a href="./TopList/Top/Top3.html" <text:s/>style="text-decoration: none; color: white;"&gt;Platz 3&lt;/a&gt;</text:p>
      <text:p text:style-name="P1"><text:s text:c="10"/>&lt;/li&gt;</text:p>
      <text:p text:style-name="P1"><text:s text:c="10"/>&lt;li&gt;</text:p>
      <text:p text:style-name="P1"><text:s text:c="12"/>&lt;a href="./TopList/Top/Top2.html" <text:s/>style="text-decoration: none; color: white;"&gt;Platz 2&lt;/a&gt;</text:p>
      <text:p text:style-name="P1"><text:s text:c="10"/>&lt;/li&gt;</text:p>
      <text:p text:style-name="P1"><text:s text:c="10"/>&lt;li&gt;</text:p>
      <text:p text:style-name="P1"><text:s text:c="12"/>&lt;a href="./TopList/Top/Top1.html" <text:s/>style="text-decoration: none; color: white;"&gt;Platz 1&lt;/a&gt;</text:p>
      <text:p text:style-name="P1"><text:s text:c="10"/>&lt;/li&gt;</text:p>
      <text:p text:style-name="P1"><text:s text:c="8"/>&lt;/ul&gt;</text:p>
      <text:p text:style-name="P1"><text:s text:c="6"/>&lt;/li&gt;</text:p>
      <text:p text:style-name="P1"/>
      <text:p text:style-name="P1"><text:s text:c="4"/>&lt;/ul&gt;</text:p>
      <text:p text:style-name="P1"><text:s text:c="4"/>&lt;/li&gt;</text:p>
      <text:p text:style-name="P1"><text:s text:c="4"/>&lt;/ul&gt;</text:p>
      <text:p text:style-name="P1"><text:s text:c="2"/>&lt;/nav&gt;</text:p>
      <text:p text:style-name="P1">&lt;/header&gt;</text:p>
      <text:p text:style-name="P1"/>
      <text:p text:style-name="P1">&lt;body&gt;</text:p>
      <text:p text:style-name="P1"><text:s text:c="2"/>&lt;h2 class="info"&gt;Startseite&lt;/h2&gt;</text:p>
      <text:p text:style-name="P1"><text:soft-page-break/></text:p>
      <text:p text:style-name="P1"><text:s text:c="2"/>&lt;div class="home box"&gt;</text:p>
      <text:p text:style-name="P1"><text:s text:c="4"/>&lt;h4&gt;Warum Schottland?&lt;/h4&gt;</text:p>
      <text:p text:style-name="P1"><text:s text:c="4"/>&lt;p&gt;Schottland ist ein Land so vielfaeltig wie man bei seiner groesse nicht glauben kann, von rauen Bergen, Weiden und gewaltigen</text:p>
      <text:p text:style-name="P1"><text:s text:c="6"/>Kuesten kann man dort alles entdecken. Zudem ist das Land grosszuegig mit Hostels ausgestattet und Wildcampen ist erlaubt.</text:p>
      <text:p text:style-name="P1"><text:s text:c="6"/>Man kann ohne Planung eine Spannende Reise erleben.&lt;/p&gt;</text:p>
      <text:p text:style-name="P1"><text:s text:c="2"/>&lt;/div&gt;</text:p>
      <text:p text:style-name="P1"/>
      <text:p text:style-name="P1"><text:s text:c="2"/>&lt;div class="homesecond home box"&gt;</text:p>
      <text:p text:style-name="P1"><text:s text:c="4"/>&lt;h4&gt;Reiseplan&lt;/h4&gt;</text:p>
      <text:p text:style-name="P1"><text:s text:c="4"/>&lt;table&gt;</text:p>
      <text:p text:style-name="P1"><text:s text:c="6"/>&lt;tr&gt;</text:p>
      <text:p text:style-name="P1"><text:s text:c="8"/>&lt;th&gt;Tag&lt;/th&gt;</text:p>
      <text:p text:style-name="P1"><text:s text:c="8"/>&lt;th&gt;Ort&lt;/th&gt;</text:p>
      <text:p text:style-name="P1"><text:s text:c="8"/>&lt;th&gt;Vorhaben&lt;/th&gt;</text:p>
      <text:p text:style-name="P1"><text:s text:c="6"/>&lt;/tr&gt;</text:p>
      <text:p text:style-name="P1"><text:s text:c="6"/>&lt;tr&gt;</text:p>
      <text:p text:style-name="P1"><text:s text:c="8"/>&lt;td&gt;1&lt;/td&gt;</text:p>
      <text:p text:style-name="P1"><text:s text:c="8"/>&lt;td&gt;Karlsruhe&lt;/td&gt;</text:p>
      <text:p text:style-name="P1"><text:s text:c="8"/>&lt;td&gt;Abfahrt Flixbus&lt;/td&gt;</text:p>
      <text:p text:style-name="P1"><text:s text:c="6"/>&lt;/tr&gt;</text:p>
      <text:p text:style-name="P1"><text:s text:c="6"/>&lt;tr&gt;</text:p>
      <text:p text:style-name="P1"><text:s text:c="8"/>&lt;td&gt;2&lt;/td&gt;</text:p>
      <text:p text:style-name="P1"><text:s text:c="8"/>&lt;td&gt;Glasgow&lt;/td&gt;</text:p>
      <text:p text:style-name="P1"><text:s text:c="8"/>&lt;td&gt;Start des West Highland Way&lt;/td&gt;</text:p>
      <text:p text:style-name="P1"><text:s text:c="6"/>&lt;/tr&gt;</text:p>
      <text:p text:style-name="P1"><text:s text:c="6"/>&lt;tr&gt;</text:p>
      <text:p text:style-name="P1"><text:s text:c="8"/>&lt;td&gt;3&lt;/td&gt;</text:p>
      <text:p text:style-name="P1"><text:s text:c="8"/>&lt;td&gt;Loch Lohmond&lt;/td&gt;</text:p>
      <text:p text:style-name="P1"><text:s text:c="8"/>&lt;td&gt;Wanderung durch Nationalpark&lt;/td&gt;</text:p>
      <text:p text:style-name="P1"><text:s text:c="6"/>&lt;/tr&gt;</text:p>
      <text:p text:style-name="P1"><text:s text:c="6"/>&lt;tr&gt;</text:p>
      <text:p text:style-name="P1"><text:s text:c="8"/>&lt;td&gt;4&lt;/td&gt;</text:p>
      <text:p text:style-name="P1"><text:s text:c="8"/>&lt;td&gt;Fort William&lt;/td&gt;</text:p>
      <text:p text:style-name="P1"><text:s text:c="8"/>&lt;td&gt;Sightseeing&lt;/td&gt;</text:p>
      <text:p text:style-name="P1"><text:s text:c="6"/>&lt;/tr&gt;</text:p>
      <text:p text:style-name="P1"><text:s text:c="6"/>&lt;tr&gt;</text:p>
      <text:p text:style-name="P1"><text:s text:c="8"/>&lt;td&gt;5&lt;/td&gt;</text:p>
      <text:p text:style-name="P1"><text:s text:c="8"/>&lt;td&gt;Ben Nevis&lt;/td&gt;</text:p>
      <text:p text:style-name="P1"><text:s text:c="8"/>&lt;td&gt;Bergsteigen&lt;/td&gt;</text:p>
      <text:p text:style-name="P1"><text:soft-page-break/><text:s text:c="6"/>&lt;/tr&gt;</text:p>
      <text:p text:style-name="P1"><text:s text:c="6"/>&lt;tr&gt;</text:p>
      <text:p text:style-name="P1"><text:s text:c="8"/>&lt;td&gt;6&lt;/td&gt;</text:p>
      <text:p text:style-name="P1"><text:s text:c="8"/>&lt;td&gt;Glennfinnan&lt;/td&gt;</text:p>
      <text:p text:style-name="P1"><text:s text:c="8"/>&lt;td&gt;Wandern und Campen&lt;/td&gt;</text:p>
      <text:p text:style-name="P1"><text:s text:c="6"/>&lt;/tr&gt;</text:p>
      <text:p text:style-name="P1"><text:s text:c="6"/>&lt;tr&gt;</text:p>
      <text:p text:style-name="P1"><text:s text:c="8"/>&lt;td&gt;7&lt;/td&gt;</text:p>
      <text:p text:style-name="P1"><text:s text:c="8"/>&lt;td&gt;Skyefaehre&lt;/td&gt;</text:p>
      <text:p text:style-name="P1"><text:s text:c="8"/>&lt;td&gt;Strandtag&lt;/td&gt;</text:p>
      <text:p text:style-name="P1"><text:s text:c="6"/>&lt;/tr&gt;</text:p>
      <text:p text:style-name="P1"><text:s text:c="6"/>&lt;tr&gt;</text:p>
      <text:p text:style-name="P1"><text:s text:c="8"/>&lt;td&gt;8&lt;/td&gt;</text:p>
      <text:p text:style-name="P1"><text:s text:c="8"/>&lt;td&gt;Portree&lt;/td&gt;</text:p>
      <text:p text:style-name="P1"><text:s text:c="8"/>&lt;td&gt;Beginn der Nord-Skye Tour&lt;/td&gt;</text:p>
      <text:p text:style-name="P1"><text:s text:c="6"/>&lt;/tr&gt;</text:p>
      <text:p text:style-name="P1"><text:s text:c="6"/>&lt;tr&gt;</text:p>
      <text:p text:style-name="P1"><text:s text:c="8"/>&lt;td&gt;9&lt;/td&gt;</text:p>
      <text:p text:style-name="P1"><text:s text:c="8"/>&lt;td&gt;Storr&lt;/td&gt;</text:p>
      <text:p text:style-name="P1"><text:s text:c="8"/>&lt;td&gt;Wildcampen mit toller Aussicht&lt;/td&gt;</text:p>
      <text:p text:style-name="P1"><text:s text:c="6"/>&lt;/tr&gt;</text:p>
      <text:p text:style-name="P1"><text:s text:c="6"/>&lt;tr&gt;</text:p>
      <text:p text:style-name="P1"><text:s text:c="8"/>&lt;td&gt;10&lt;/td&gt;</text:p>
      <text:p text:style-name="P1"><text:s text:c="8"/>&lt;td&gt;Uig&lt;/td&gt;</text:p>
      <text:p text:style-name="P1"><text:s text:c="8"/>&lt;td&gt;Ausruhen und Busfahrt nach Inverness&lt;/td&gt;</text:p>
      <text:p text:style-name="P1"><text:s text:c="6"/>&lt;/tr&gt;</text:p>
      <text:p text:style-name="P1"><text:s text:c="6"/>&lt;tr&gt;</text:p>
      <text:p text:style-name="P1"><text:s text:c="8"/>&lt;td&gt;11&lt;/td&gt;</text:p>
      <text:p text:style-name="P1"><text:s text:c="8"/>&lt;td&gt;Inverness&lt;/td&gt;</text:p>
      <text:p text:style-name="P1"><text:s text:c="8"/>&lt;td&gt;Sightseeing&lt;/td&gt;</text:p>
      <text:p text:style-name="P1"><text:s text:c="6"/>&lt;/tr&gt;</text:p>
      <text:p text:style-name="P1"><text:s text:c="6"/>&lt;tr&gt;</text:p>
      <text:p text:style-name="P1"><text:s text:c="8"/>&lt;td&gt;12&lt;/td&gt;</text:p>
      <text:p text:style-name="P1"><text:s text:c="8"/>&lt;td&gt;Edinburgh&lt;/td&gt;</text:p>
      <text:p text:style-name="P1"><text:s text:c="8"/>&lt;td&gt;Stadttour&lt;/td&gt;</text:p>
      <text:p text:style-name="P1"><text:s text:c="6"/>&lt;/tr&gt;</text:p>
      <text:p text:style-name="P1"><text:s text:c="6"/>&lt;tr&gt;</text:p>
      <text:p text:style-name="P1"><text:s text:c="8"/>&lt;td&gt;13&lt;/td&gt;</text:p>
      <text:p text:style-name="P1"><text:s text:c="8"/>&lt;td&gt;Edinburgh&lt;/td&gt;</text:p>
      <text:p text:style-name="P1"><text:s text:c="8"/>&lt;td&gt;Arthurs Seat Picknick&lt;/td&gt;</text:p>
      <text:p text:style-name="P1"><text:s text:c="6"/>&lt;/tr&gt;</text:p>
      <text:p text:style-name="P1"><text:s text:c="6"/>&lt;tr&gt;</text:p>
      <text:p text:style-name="P1"><text:soft-page-break/><text:s text:c="8"/>&lt;td&gt;14&lt;/td&gt;</text:p>
      <text:p text:style-name="P1"><text:s text:c="8"/>&lt;td&gt;Glasgow&lt;/td&gt;</text:p>
      <text:p text:style-name="P1"><text:s text:c="8"/>&lt;td&gt;Fertigmachen fuer Rueckreise&lt;/td&gt;</text:p>
      <text:p text:style-name="P1"><text:s text:c="6"/>&lt;/tr&gt;</text:p>
      <text:p text:style-name="P1"><text:s text:c="6"/>&lt;tr&gt;</text:p>
      <text:p text:style-name="P1"><text:s text:c="8"/>&lt;td&gt;15&lt;/td&gt;</text:p>
      <text:p text:style-name="P1"><text:s text:c="8"/>&lt;td&gt;Karlsruhe&lt;/td&gt;</text:p>
      <text:p text:style-name="P1"><text:s text:c="8"/>&lt;td&gt;Busfahrt nach Hause&lt;/td&gt;</text:p>
      <text:p text:style-name="P1"><text:s text:c="6"/>&lt;/tr&gt;</text:p>
      <text:p text:style-name="P1"><text:s text:c="4"/>&lt;/table&gt;</text:p>
      <text:p text:style-name="P1"><text:s text:c="2"/>&lt;/div&gt;</text:p>
      <text:p text:style-name="P1"/>
      <text:p text:style-name="P1"><text:s text:c="2"/>&lt;div class="home box"&gt;</text:p>
      <text:p text:style-name="P1"><text:s text:c="4"/>&lt;h4&gt;Aktueller Stand&lt;/h4&gt;</text:p>
      <text:p text:style-name="P1"><text:s text:c="4"/>&lt;p&gt;Fuer den aktuellen Schottland Urlaub sind alle Tage durchgeplant, Buslinien sind ebenfalls gewaehlt. Es fehlt nur noch</text:p>
      <text:p text:style-name="P1"><text:s text:c="6"/>die Auswahl an Dingen welche man dringend brauch, auf dieser Seite findet man die wichtigsten Sachen. Fuer Anregungen</text:p>
      <text:p text:style-name="P1"><text:s text:c="6"/>und aehnliches bitte Kontakt aufnehmen, um eine angenehme Reise zu gewaehrleisten. Der aktuelle Preis der Reise betraegt</text:p>
      <text:p text:style-name="P1"><text:s text:c="6"/>circa 300 Euro. Um weitere Informationen zu erlangen bitte</text:p>
      <text:p text:style-name="P1"><text:s text:c="6"/>&lt;a target="_blank" href="https://www.visitscotland.com/de-de/"&gt;Visitscotland&lt;/a&gt; besuchen.&lt;/p&gt;</text:p>
      <text:p text:style-name="P1"><text:s text:c="4"/>&lt;img class="imageInBox" src="./Css/filler.JPG" alt="Landschaft"&gt;</text:p>
      <text:p text:style-name="P1"><text:s text:c="2"/>&lt;/div&gt;</text:p>
      <text:p text:style-name="P1"/>
      <text:p text:style-name="P1">&lt;/body&gt;</text:p>
      <text:p text:style-name="P1">&lt;footer class="topic"&gt;</text:p>
      <text:p text:style-name="P1"><text:s text:c="2"/>&lt;a href="./AboutUs/AboutUs.html" <text:s/>style="text-decoration: none; color: white;"&gt; Über uns&lt;/a&gt;</text:p>
      <text:p text:style-name="P1"><text:s text:c="2"/>&lt;a href="./AboutUs/Contact.html" <text:s/>style="text-decoration: none; color: white;"&gt; Kontakt&lt;/a&gt;</text:p>
      <text:p text:style-name="P1"><text:s text:c="2"/>&lt;a href="./Links/Kauf.html" <text:s/>style="text-decoration: none; color: white;"&gt;Kaufempfehlungen&lt;/a&gt;</text:p>
      <text:p text:style-name="P1">&lt;/footer&gt;</text:p>
      <text:p text:style-name="P1"/>
      <text:p text:style-name="P1">&lt;/html&gt;</text:p>
      <text:p text:style-name="P1"/>
      <text:p text:style-name="P1"/>
      <text:p text:style-name="P1"/>
      <text:p text:style-name="P1"/>
      <text:p text:style-name="P1"/>
      <text:p text:style-name="P5"><text:soft-page-break/>Css:</text:p>
      <text:p text:style-name="P3"/>
      <text:p text:style-name="P3"/>
      <text:p text:style-name="P3">body{background-image: url(./bg.JPG);overflow-x: hidden; background-repeat: no-repeat; background-position:center; background-size:cover;}</text:p>
      <text:p text:style-name="P3">.topic {padding: 1rem; margin: 0; color: white; background-color: black; text-align: center; width: 97%}</text:p>
      <text:p text:style-name="P3">.notAList{list-style-type: none;}</text:p>
      <text:p text:style-name="P3">nav&gt;ul{display:flex;}</text:p>
      <text:p text:style-name="P3">.mainMenu {background: grey; margin: 1rem; padding: 1rem; border-radius: 25px; width: 30%;}</text:p>
      <text:p text:style-name="P3">.generalNav{position: absolute; display: none;}</text:p>
      <text:p text:style-name="P3">.generalNav&gt;li{margin: 0.5rem; padding:0.5rem; border-radius: 5px 50px 50px 50px; background-color:rgb(88,88,88); width: 150%;}</text:p>
      <text:p text:style-name="P3">.generalNav&gt;li:hover {background-color:rgb(30, 120, 30)}</text:p>
      <text:p text:style-name="P3">.mainMenu:hover .generalNav {display: block;}</text:p>
      <text:p text:style-name="P3">footer&gt;a{padding: 0.5rem; margin-left:1rem; margin-right: 1rem;}</text:p>
      <text:p text:style-name="P3">footer{display:flex; position:flex-end;}</text:p>
      <text:p text:style-name="P3">.info{padding: 1rem; margin-bottom: 2rem; text-decoration: underline; text-align: center;}</text:p>
      <text:p text:style-name="P3">.current{background-color: rgb(20,110,20); border-radius:15px;}</text:p>
      <text:p text:style-name="P3">.box{background:white; box-shadow: 2px 2px 2px 2px; border-radius: 10px; text-align: center;display: flex; flex-direction: column; float: left; margin: 1rem; }</text:p>
      <text:p text:style-name="P3">.home{width: 47%}</text:p>
      <text:p text:style-name="P3">.kauf{width: 20%;}</text:p>
      <text:p text:style-name="P3">.homesecond{float: right;}</text:p>
      <text:p text:style-name="P3">table {width: 100%;}</text:p>
      <text:p text:style-name="P3">table td, table th {border: 0.5rem; padding: 8px;}</text:p>
      <text:p text:style-name="P3">table tr:nth-child(even){background-color: #f2f2f2;}</text:p>
      <text:p text:style-name="P3">table th {padding-top: 1rem;padding-bottom:1rem;text-align: left;background-color:black;color: white;}</text:p>
      <text:p text:style-name="P3">dl{padding: 2rem; padding-left: 4rem; padding-right: 4rem;}</text:p>
      <text:p text:style-name="P3">dt{padding: 1rem; background-color: black; color: white; border-radius: 40px;}</text:p>
      <text:p text:style-name="P3">dd{margin: 1rem; font-style:oblique;} </text:p>
      <text:p text:style-name="P3">.contactlist{width:30%; margin-left: auto; margin-right: auto; background:white; box-shadow: 2px 2px 2px 2px; border-radius: 10px; text-align: center; display: flex; flex-direction: column;}</text:p>
      <text:p text:style-name="P3">.imageInBox{width:90%; margin-left:auto; margin-right:auto; margin-bottom:2rem;border:1px solid black;}</text:p>
      <text:p text:style-name="P3"><text:soft-page-break/>.imagebox{width:60%; border-radius: 30px; margin: 1rem; box-shadow: 2px 2px 2px 2px; display: flex;}</text:p>
      <text:p text:style-name="P3">.row{display: flex; flex-direction: row;}</text:p>
      <text:p text:style-name="P3">.hundred{width: 100%}</text:p>
      <text:p text:style-name="P3">@media screen and (max-width: 1100px){.home{width: 93%;} .row{ width: 93%; flex-direction: column;} .contactlist{width: 50%;} .imagebox{width: 100%;} .homesecond{float: unset;}.box{width: 90%;}.shopContent{flex-direction: column;}.shopBody {display: flex; flex-direction: row;}}</text:p>
      <text:p text:style-name="P3">@media screen and (max-width: 700px){.box{width: 90%;}.shopContent{flex-direction: column;}.shopBody {display: flex; flex-direction: column;}}</text:p>
      <text:p text:style-name="P3">@media screen and (max-width: 550px) {.navmain{flex-direction: column;} .mainMenu{width: 80%; text-align: center;}}</text:p>
      <text:p text:style-name="P3">@media screen and (max-width: 420px){footer{flex-direction: column;}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9:23:09.000037581</meta:creation-date>
    <dc:date>2018-06-03T19:40:30.122501473</dc:date>
    <meta:editing-duration>PT6M50S</meta:editing-duration>
    <meta:editing-cycles>1</meta:editing-cycles>
    <meta:generator>LibreOffice/5.4.6.2$Linux_X86_64 LibreOffice_project/40m0$Build-2</meta:generator>
    <meta:document-statistic meta:table-count="0" meta:image-count="0" meta:object-count="0" meta:page-count="8" meta:paragraph-count="233" meta:word-count="802" meta:character-count="9139" meta:non-whitespace-character-count="7348"/>
  </office:meta>
</office:document-meta>
</file>